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603A1A2599AF08A5.png" manifest:media-type="image/png"/>
  <manifest:file-entry manifest:full-path="Pictures/10000200000000AB000000AB57E6BB7161C5E7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7b2c"/>
    </style:style>
    <style:style style:name="P2" style:family="paragraph" style:parent-style-name="Standard">
      <style:paragraph-properties fo:text-align="center" style:justify-single-word="false"/>
      <style:text-properties officeooo:paragraph-rsid="00157b2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7b2c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57b2c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.01" style:data-style-name="N0">3.01</text:variable-set>: Distance vs Time Graphs</text:p>
      <text:p text:style-name="P2"/>
      <text:list xml:id="list4903650083202374468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1"/>
      <text:p text:style-name="P1"><draw:frame draw:style-name="fr3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4529420964719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1"/>
      <text:p text:style-name="P1"/>
      <text:list xml:id="list204530553169484" text:continue-numbering="true" text:style-name="L1">
        <text:list-item>
          <text:p text:style-name="P3">Explain why the average velocity of car 2 is strange.</text:p>
        </text:list-item>
      </text:list>
      <text:p text:style-name="P1"/>
      <text:p text:style-name="P1"/>
      <text:list xml:id="list204529084964402" text:continue-numbering="true" text:style-name="L1">
        <text:list-item>
          <text:p text:style-name="P3">Which car(s) travels with constant velocity?</text:p>
        </text:list-item>
      </text:list>
      <text:p text:style-name="P1"/>
      <text:p text:style-name="P1"/>
      <text:list xml:id="list204530160164012" text:continue-numbering="true" text:style-name="L1">
        <text:list-item>
          <text:p text:style-name="P3">Which car(s) stops for at least two seconds?</text:p>
        </text:list-item>
      </text:list>
      <text:p text:style-name="P1"/>
      <text:p text:style-name="P1"/>
      <text:list xml:id="list204530203595948" text:continue-numbering="true" text:style-name="L1">
        <text:list-item>
          <text:p text:style-name="P3">Which car(s) go backwards? <text:s/>When does this take place? <text:s/></text:p>
        </text:list-item>
      </text:list>
      <text:p text:style-name="P1"/>
      <text:p text:style-name="P1"/>
      <text:list xml:id="list204528435423406" text:continue-numbering="true" text:style-name="L1">
        <text:list-item>
          <text:p text:style-name="P3">When does car 1 pass car 2? <text:s/></text:p>
        </text:list-item>
      </text:list>
      <text:p text:style-name="P1"/>
      <text:p text:style-name="P1"/>
      <text:list xml:id="list204528764180684" text:continue-numbering="true" text:style-name="L1">
        <text:list-item>
          <text:p text:style-name="P3">When does car 3 pass car 2?</text:p>
        </text:list-item>
      </text:list>
      <text:p text:style-name="P1"/>
      <text:p text:style-name="P1"/>
      <text:list xml:id="list204528907632980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452910612936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1"/>
        <text:list xml:id="list204529813768661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1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1"/>
      <text:p text:style-name="P1"/>
      <text:p text:style-name="P1"/>
      <text:p text:style-name="P1"/>
      <text:p text:style-name="P1"/>
      <text:list xml:id="list204528634765145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1"><draw:frame draw:style-name="fr4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7242910848663227249" text:style-name="L2">
        <text:list-item>
          <text:p text:style-name="P4">Graph your data:</text:p>
        </text:list-item>
      </text:list>
      <text:p text:style-name="P1"><draw:frame draw:style-name="fr4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4530109787812" text:continue-numbering="true" text:style-name="L2">
        <text:list-item>
          <text:p text:style-name="P4">Which car(s) move(s) the fastest at 10 seconds? <text:s/></text:p>
        </text:list-item>
      </text:list>
      <text:p text:style-name="P1"/>
      <text:p text:style-name="P1"/>
      <text:list xml:id="list204530279758854" text:continue-numbering="true" text:style-name="L2">
        <text:list-item>
          <text:p text:style-name="P4">Which car(s) travels with a constant acceleration?</text:p>
        </text:list-item>
      </text:list>
      <text:p text:style-name="P1"/>
      <text:p text:style-name="P1"/>
      <text:list xml:id="list204529664210324" text:continue-numbering="true" text:style-name="L2">
        <text:list-item>
          <text:p text:style-name="P4">What is the acceleration of each of the cars at t=4 seconds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57E6BB7161C5E74D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45:28.37469542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1M31S</meta:editing-duration>
    <meta:editing-cycles>5</meta:editing-cycles>
    <meta:generator>LibreOffice/5.0.6.2$Linux_X86_64 LibreOffice_project/00$Build-2</meta:generator>
    <dc:date>2016-08-29T20:45:28.308494331</dc:date>
    <meta:document-statistic meta:table-count="0" meta:image-count="2" meta:object-count="3" meta:page-count="2" meta:paragraph-count="19" meta:word-count="205" meta:character-count="1114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